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office:version="1.2">
  <office:automatic-styles>
    <style:style style:name="Theme_header_secondary_1" style:family="table-cell" style:display-name="Theme_header_secondary_1">
      <style:table-cell-properties fo:background-color="#ED7D31" fo:padding="2pt"/>
      <style:text-properties fo:font-family="Liberation Sans" fo:font-size="10pt" fo:color="#FFFFFF"/>
    </style:style>
    <style:style style:name="Theme_default_9" style:family="table-cell" style:display-name="Theme_default_9">
      <style:table-cell-properties fo:padding="2pt"/>
      <style:text-properties fo:font-family="Liberation Sans" fo:font-size="10pt" fo:color="#333333"/>
    </style:style>
    <style:style style:name="Theme_header_primary_15" style:family="table-cell" style:display-name="Theme_header_primary_15">
      <style:table-cell-properties fo:background-color="#4472C4" fo:padding="2pt"/>
      <style:text-properties fo:font-family="Liberation Sans" fo:font-size="10pt" fo:color="#FFFFFF"/>
    </style:style>
    <style:style style:name="Col_19" style:family="table-column" style:display-name="Col_19">
      <style:table-column-properties style:column-width="150pt"/>
    </style:style>
    <style:style style:name="Col_20" style:family="table-column" style:display-name="Col_20">
      <style:table-column-properties style:column-width="400pt"/>
    </style:style>
    <style:style style:name="Col_21" style:family="table-column" style:display-name="Col_21">
      <style:table-column-properties style:column-width="200pt"/>
    </style:style>
    <style:style style:name="Col_22" style:family="table-column" style:display-name="Col_22">
      <style:table-column-properties style:column-width="100pt"/>
    </style:style>
    <style:style style:name="Col_23" style:family="table-column" style:display-name="Col_23">
      <style:table-column-properties style:column-width="80pt"/>
    </style:style>
    <style:style style:name="Col_24" style:family="table-column" style:display-name="Col_24">
      <style:table-column-properties style:column-width="350pt"/>
    </style:style>
    <style:style style:name="Col_25" style:family="table-column" style:display-name="Col_25">
      <style:table-column-properties style:column-width="120pt"/>
    </style:style>
    <style:style style:name="Col_26" style:family="table-column" style:display-name="Col_26">
      <style:table-column-properties style:column-width="200pt"/>
    </style:style>
  </office:automatic-styles>
  <office:body>
    <office:spreadsheet>
      <table:table table:name="Protocol">
        <table:table-column table:style-name="Col_19"/>
        <table:table-column table:style-name="Col_20"/>
        <table:table-column table:style-name="Col_21"/>
        <table:table-row>
          <table:table-cell table:style-name="Theme_header_primary_15" table:number-columns-spanned="3" office:value-type="string">
            <text:p>LABORATORY PROTOCOL</text:p>
          </table:table-cell>
          <table:covered-table-cell/>
          <table:covered-table-cell/>
        </table:table-row>
        <table:table-row>
          <table:table-cell table:style-name="Theme_default_9" office:value-type="string">
            <text:p>Protocol Name:</text:p>
          </table:table-cell>
          <table:table-cell table:style-name="Theme_default_9" office:value-type="string">
            <text:p>Lab Experiment Protocol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Purpose:</text:p>
          </table:table-cell>
          <table:table-cell table:style-name="Theme_default_9" office:value-type="string">
            <text:p>[Enter Purpose]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Date:</text:p>
          </table:table-cell>
          <table:table-cell table:style-name="Theme_default_9" office:value-type="string">
            <text:p>[Enter Date]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Author:</text:p>
          </table:table-cell>
          <table:table-cell table:style-name="Theme_default_9" office:value-type="string">
            <text:p>[Enter Author]</text:p>
          </table:table-cell>
          <table:table-cell table:style-name="Theme_default_9" office:value-type="string"/>
        </table:table-row>
        <table:table-row/>
        <table:table-row>
          <table:table-cell table:style-name="Theme_header_secondary_1" table:number-columns-spanned="3" office:value-type="string">
            <text:p>MATERIALS &amp; REAGENTS</text:p>
          </table:table-cell>
          <table:covered-table-cell/>
          <table:covered-table-cell/>
        </table:table-row>
        <table:table-row>
          <table:table-cell table:style-name="Theme_header_secondary_1" office:value-type="string">
            <text:p>Item</text:p>
          </table:table-cell>
          <table:table-cell table:style-name="Theme_header_secondary_1" office:value-type="string">
            <text:p>Quantity / Concentration</text:p>
          </table:table-cell>
          <table:table-cell table:style-name="Theme_header_secondary_1" office:value-type="string">
            <text:p>Source / Catalog #</text:p>
          </table:table-cell>
        </table:table-row>
        <table:table-row>
          <table:table-cell table:style-name="Theme_default_9" office:value-type="string">
            <text:p>Reagent 1</text:p>
          </table:table-cell>
          <table:table-cell table:style-name="Theme_default_9" office:value-type="string">
            <text:p>Amount</text:p>
          </table:table-cell>
          <table:table-cell table:style-name="Theme_default_9" office:value-type="string">
            <text:p>Supplier</text:p>
          </table:table-cell>
        </table:table-row>
        <table:table-row>
          <table:table-cell table:style-name="Theme_default_9" office:value-type="string">
            <text:p>Reagent 2</text:p>
          </table:table-cell>
          <table:table-cell table:style-name="Theme_default_9" office:value-type="string">
            <text:p>Amount</text:p>
          </table:table-cell>
          <table:table-cell table:style-name="Theme_default_9" office:value-type="string">
            <text:p>Supplier</text:p>
          </table:table-cell>
        </table:table-row>
        <table:table-row>
          <table:table-cell table:style-name="Theme_default_9" office:value-type="string">
            <text:p>Equipment 1</text:p>
          </table:table-cell>
          <table:table-cell table:style-name="Theme_default_9" office:value-type="string">
            <text:p>1 unit</text:p>
          </table:table-cell>
          <table:table-cell table:style-name="Theme_default_9" office:value-type="string">
            <text:p>Model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/>
        <table:table-row>
          <table:table-cell table:style-name="Theme_header_secondary_1" table:number-columns-spanned="3" office:value-type="string">
            <text:p>PROCEDURE</text:p>
          </table:table-cell>
          <table:covered-table-cell/>
          <table:covered-table-cell/>
        </table:table-row>
        <table:table-row>
          <table:table-cell table:style-name="Theme_header_secondary_1" office:value-type="string">
            <text:p>Step</text:p>
          </table:table-cell>
          <table:table-cell table:style-name="Theme_header_secondary_1" office:value-type="string">
            <text:p>Instruction</text:p>
          </table:table-cell>
          <table:table-cell table:style-name="Theme_header_secondary_1" office:value-type="string">
            <text:p>Notes / Time</text:p>
          </table:table-cell>
        </table:table-row>
        <table:table-row>
          <table:table-cell table:style-name="Theme_default_9" office:value-type="string">
            <text:p>Step 1</text:p>
          </table:table-cell>
          <table:table-cell table:style-name="Theme_default_9" office:value-type="string">
            <text:p>Prepare workspace and gather materials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Step 2</text:p>
          </table:table-cell>
          <table:table-cell table:style-name="Theme_default_9" office:value-type="string">
            <text:p>Step-by-step instructions here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Step 3</text:p>
          </table:table-cell>
          <table:table-cell table:style-name="Theme_default_9" office:value-type="string">
            <text:p>Record observations and results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Step 4</text:p>
          </table:table-cell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>
            <text:p>Step 5</text:p>
          </table:table-cell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>
            <text:p>Step 6</text:p>
          </table:table-cell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>
            <text:p>Step 7</text:p>
          </table:table-cell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>
            <text:p>Step 8</text:p>
          </table:table-cell>
          <table:table-cell table:style-name="Theme_default_9" office:value-type="string"/>
          <table:table-cell table:style-name="Theme_default_9" office:value-type="string"/>
        </table:table-row>
        <table:table-row/>
        <table:table-row>
          <table:table-cell table:style-name="Theme_header_secondary_1" table:number-columns-spanned="3" office:value-type="string">
            <text:p>SAFETY NOTES</text:p>
          </table:table-cell>
          <table:covered-table-cell/>
          <table:covered-table-cell/>
        </table:table-row>
        <table:table-row>
          <table:table-cell table:style-name="Theme_default_9" office:value-type="string">
            <text:p>Hazards:</text:p>
          </table:table-cell>
          <table:table-cell table:style-name="Theme_default_9" table:number-columns-spanned="2" office:value-type="string">
            <text:p>[List potential hazards]</text:p>
          </table:table-cell>
          <table:covered-table-cell/>
        </table:table-row>
        <table:table-row>
          <table:table-cell table:style-name="Theme_default_9" office:value-type="string">
            <text:p>PPE Required:</text:p>
          </table:table-cell>
          <table:table-cell table:style-name="Theme_default_9" table:number-columns-spanned="2" office:value-type="string">
            <text:p>[Lab coat, gloves, safety glasses, etc.]</text:p>
          </table:table-cell>
          <table:covered-table-cell/>
        </table:table-row>
        <table:table-row>
          <table:table-cell table:style-name="Theme_default_9" office:value-type="string">
            <text:p>Waste Disposal:</text:p>
          </table:table-cell>
          <table:table-cell table:style-name="Theme_default_9" table:number-columns-spanned="2" office:value-type="string">
            <text:p>[Disposal procedures]</text:p>
          </table:table-cell>
          <table:covered-table-cell/>
        </table:table-row>
        <table:table-row/>
        <table:table-row>
          <table:table-cell table:style-name="Theme_header_secondary_1" table:number-columns-spanned="3" office:value-type="string">
            <text:p>EXPECTED RESULTS</text:p>
          </table:table-cell>
          <table:covered-table-cell/>
          <table:covered-table-cell/>
        </table:table-row>
        <table:table-row>
          <table:table-cell table:style-name="Theme_default_9" table:number-columns-spanned="3" office:value-type="string">
            <text:p>[Describe expected outcomes]</text:p>
          </table:table-cell>
          <table:covered-table-cell/>
          <table:covered-table-cell/>
        </table:table-row>
        <table:table-row/>
      </table:table>
      <table:table table:name="Observations">
        <table:table-column table:style-name="Col_22"/>
        <table:table-column table:style-name="Col_23"/>
        <table:table-column table:style-name="Col_24"/>
        <table:table-column table:style-name="Col_25"/>
        <table:table-column table:style-name="Col_26"/>
        <table:table-row>
          <table:table-cell table:style-name="Theme_header_primary_15" office:value-type="string">
            <text:p>Date</text:p>
          </table:table-cell>
          <table:table-cell table:style-name="Theme_header_primary_15" office:value-type="string">
            <text:p>Time</text:p>
          </table:table-cell>
          <table:table-cell table:style-name="Theme_header_primary_15" office:value-type="string">
            <text:p>Observation</text:p>
          </table:table-cell>
          <table:table-cell table:style-name="Theme_header_primary_15" office:value-type="string">
            <text:p>Measured Value</text:p>
          </table:table-cell>
          <table:table-cell table:style-name="Theme_header_primary_15" office:value-type="string">
            <text:p>Notes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